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ISY Inline Computer Code</text:h>
      <text:p text:style-name="Standard">For example, <text:span text:style-name="_5b_DAISY_5d__20_Computer_20_Code">printf("--hello, world-- \n");</text:span> would display "--hello, world--" on the screen, followed by a carriage return.</text:p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_5b_DAISY_5d__20_Computer_20_Code" style:display-name="[DAISY] Computer Cod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8:02:36</meta:creation-date>
    <meta:document-statistic meta:table-count="0" meta:image-count="0" meta:object-count="0" meta:page-count="1" meta:paragraph-count="3" meta:word-count="26" meta:character-count="158"/>
    <dc:date>2009-06-24T18:06:58</dc:date>
    <dc:creator>Vincent Spiewak</dc:creator>
    <meta:editing-duration>PT00H02M54S</meta:editing-duration>
    <meta:editing-cycles>1</meta:editing-cycles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